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c8c27" officeooo:paragraph-rsid="001c8c27" style:font-weight-asian="normal" style:font-weight-complex="normal"/>
    </style:style>
    <style:style style:name="P2" style:family="paragraph" style:parent-style-name="Standard">
      <style:text-properties fo:font-weight="normal" officeooo:rsid="0020459b" officeooo:paragraph-rsid="0020459b" style:font-weight-asian="normal" style:font-weight-complex="normal"/>
    </style:style>
    <style:style style:name="P3" style:family="paragraph" style:parent-style-name="Standard">
      <style:text-properties fo:font-weight="normal" officeooo:rsid="003151a5" officeooo:paragraph-rsid="003151a5" style:font-weight-asian="normal" style:font-weight-complex="normal"/>
    </style:style>
    <style:style style:name="P4" style:family="paragraph" style:parent-style-name="Standard">
      <style:text-properties fo:font-weight="normal" officeooo:rsid="003151a5" officeooo:paragraph-rsid="00313fdd" style:font-weight-asian="normal" style:font-weight-complex="normal"/>
    </style:style>
    <style:style style:name="P5" style:family="paragraph" style:parent-style-name="Standard">
      <style:text-properties officeooo:paragraph-rsid="001c8c27"/>
    </style:style>
    <style:style style:name="P6" style:family="paragraph" style:parent-style-name="Standard">
      <style:text-properties officeooo:rsid="002f2367" officeooo:paragraph-rsid="002f2367"/>
    </style:style>
    <style:style style:name="P7" style:family="paragraph" style:parent-style-name="Standard">
      <style:text-properties officeooo:rsid="00313fdd" officeooo:paragraph-rsid="00313fdd"/>
    </style:style>
    <style:style style:name="P8" style:family="paragraph" style:parent-style-name="Standard">
      <style:text-properties officeooo:rsid="00302ac5" officeooo:paragraph-rsid="00302ac5"/>
    </style:style>
    <style:style style:name="P9" style:family="paragraph" style:parent-style-name="Standard">
      <style:text-properties officeooo:rsid="0038a7be" officeooo:paragraph-rsid="0038a7be"/>
    </style:style>
    <style:style style:name="P10" style:family="paragraph" style:parent-style-name="Standard">
      <style:text-properties officeooo:rsid="003bb3d3" officeooo:paragraph-rsid="003bb3d3"/>
    </style:style>
    <style:style style:name="P11" style:family="paragraph" style:parent-style-name="Standard">
      <style:paragraph-properties fo:break-before="page"/>
      <style:text-properties fo:font-weight="normal" officeooo:rsid="001c8c27" officeooo:paragraph-rsid="001c8c27" style:font-weight-asian="normal" style:font-weight-complex="normal"/>
    </style:style>
    <style:style style:name="P12"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3" style:family="paragraph" style:parent-style-name="Standard" style:list-style-name="L1"/>
    <style:style style:name="P14" style:family="paragraph" style:parent-style-name="Standard" style:list-style-name="L1">
      <style:text-properties officeooo:paragraph-rsid="001c84d1"/>
    </style:style>
    <style:style style:name="P15" style:family="paragraph" style:parent-style-name="Standard" style:list-style-name="L1">
      <style:text-properties officeooo:paragraph-rsid="00282dac"/>
    </style:style>
    <style:style style:name="P16" style:family="paragraph" style:parent-style-name="Standard" style:list-style-name="L1">
      <style:text-properties officeooo:paragraph-rsid="0020459b"/>
    </style:style>
    <style:style style:name="P17" style:family="paragraph" style:parent-style-name="Standard" style:list-style-name="L1">
      <style:text-properties fo:font-weight="bold" officeooo:rsid="001c84d1" officeooo:paragraph-rsid="001c84d1" style:font-weight-asian="bold" style:font-weight-complex="bold"/>
    </style:style>
    <style:style style:name="P18" style:family="paragraph" style:parent-style-name="Standard" style:list-style-name="L1">
      <style:text-properties fo:font-weight="bold" officeooo:rsid="001c8c27" officeooo:paragraph-rsid="001c8c27" style:font-weight-asian="bold" style:font-weight-complex="bold"/>
    </style:style>
    <style:style style:name="P19" style:family="paragraph" style:parent-style-name="Standard" style:list-style-name="L1">
      <style:text-properties fo:font-weight="bold" officeooo:rsid="00282dac" officeooo:paragraph-rsid="00282dac" style:font-weight-asian="bold" style:font-weight-complex="bold"/>
    </style:style>
    <style:style style:name="P20" style:family="paragraph" style:parent-style-name="Standard" style:list-style-name="L2">
      <style:text-properties fo:font-weight="bold" officeooo:rsid="002b8104" officeooo:paragraph-rsid="002b8104" style:font-weight-asian="bold" style:font-weight-complex="bold"/>
    </style:style>
    <style:style style:name="P21" style:family="paragraph" style:parent-style-name="Standard" style:list-style-name="L2">
      <style:text-properties fo:font-weight="bold" officeooo:rsid="002b8104" officeooo:paragraph-rsid="00389625" style:font-weight-asian="bold" style:font-weight-complex="bold"/>
    </style:style>
    <style:style style:name="P22" style:family="paragraph" style:parent-style-name="Standard" style:list-style-name="L2">
      <style:text-properties fo:font-weight="bold" officeooo:rsid="00389625" officeooo:paragraph-rsid="00389625" style:font-weight-asian="bold" style:font-weight-complex="bold"/>
    </style:style>
    <style:style style:name="P23" style:family="paragraph" style:parent-style-name="Standard" style:list-style-name="L2">
      <style:text-properties fo:font-weight="bold" officeooo:rsid="002bc29a" officeooo:paragraph-rsid="002bc29a" style:font-weight-asian="bold" style:font-weight-complex="bold"/>
    </style:style>
    <style:style style:name="P24" style:family="paragraph" style:parent-style-name="Standard" style:list-style-name="L1">
      <style:text-properties fo:font-weight="normal" officeooo:rsid="001c8c27" officeooo:paragraph-rsid="001c8c27" style:font-weight-asian="normal" style:font-weight-complex="normal"/>
    </style:style>
    <style:style style:name="P25" style:family="paragraph" style:parent-style-name="Standard" style:list-style-name="L1">
      <style:text-properties fo:font-weight="normal" officeooo:rsid="00282dac" officeooo:paragraph-rsid="00282dac" style:font-weight-asian="normal" style:font-weight-complex="normal"/>
    </style:style>
    <style:style style:name="P26" style:family="paragraph" style:parent-style-name="Standard" style:list-style-name="L1">
      <style:text-properties fo:font-weight="normal" officeooo:rsid="0029f27c" officeooo:paragraph-rsid="0029f27c" style:font-weight-asian="normal" style:font-weight-complex="normal"/>
    </style:style>
    <style:style style:name="P27" style:family="paragraph" style:parent-style-name="Standard" style:list-style-name="L2">
      <style:text-properties fo:font-weight="normal" officeooo:rsid="002b8104" officeooo:paragraph-rsid="003a76ad" style:font-weight-asian="normal" style:font-weight-complex="normal"/>
    </style:style>
    <style:style style:name="P28" style:family="paragraph" style:parent-style-name="Standard" style:list-style-name="L2">
      <style:text-properties fo:font-weight="normal" officeooo:rsid="002b8104" officeooo:paragraph-rsid="002b8104" style:font-weight-asian="normal" style:font-weight-complex="normal"/>
    </style:style>
    <style:style style:name="P29" style:family="paragraph" style:parent-style-name="Standard" style:list-style-name="L2">
      <style:text-properties fo:font-weight="normal" officeooo:rsid="002bc29a" officeooo:paragraph-rsid="002bc29a" style:font-weight-asian="normal" style:font-weight-complex="normal"/>
    </style:style>
    <style:style style:name="P30" style:family="paragraph" style:parent-style-name="Standard" style:list-style-name="L1">
      <style:text-properties fo:font-weight="normal" officeooo:rsid="001ce461" officeooo:paragraph-rsid="001ce461" style:font-weight-asian="normal" style:font-weight-complex="normal"/>
    </style:style>
    <style:style style:name="P31" style:family="paragraph" style:parent-style-name="Standard" style:list-style-name="L1">
      <style:text-properties fo:font-weight="normal" officeooo:rsid="001edc90" officeooo:paragraph-rsid="001edc90" style:font-weight-asian="normal" style:font-weight-complex="normal"/>
    </style:style>
    <style:style style:name="P32" style:family="paragraph" style:parent-style-name="Standard" style:list-style-name="L1">
      <style:text-properties fo:font-weight="normal" officeooo:rsid="0020459b" officeooo:paragraph-rsid="0020459b" style:font-weight-asian="normal" style:font-weight-complex="normal"/>
    </style:style>
    <style:style style:name="P33" style:family="paragraph" style:parent-style-name="Standard" style:list-style-name="L3">
      <style:text-properties fo:font-weight="normal" officeooo:rsid="002175fd" officeooo:paragraph-rsid="002175fd" style:font-weight-asian="normal" style:font-weight-complex="normal"/>
    </style:style>
    <style:style style:name="P34" style:family="paragraph" style:parent-style-name="Standard" style:list-style-name="L3">
      <style:text-properties fo:font-weight="normal" officeooo:rsid="002175fd" officeooo:paragraph-rsid="0038a7be" style:font-weight-asian="normal" style:font-weight-complex="normal"/>
    </style:style>
    <style:style style:name="P35" style:family="paragraph" style:parent-style-name="Standard" style:list-style-name="L3">
      <style:text-properties fo:font-weight="normal" officeooo:rsid="0021f2a0" officeooo:paragraph-rsid="0021f2a0" style:font-weight-asian="normal" style:font-weight-complex="normal"/>
    </style:style>
    <style:style style:name="P36" style:family="paragraph" style:parent-style-name="Standard" style:list-style-name="L3">
      <style:text-properties fo:font-weight="normal" officeooo:rsid="002201f7" officeooo:paragraph-rsid="002201f7" style:font-weight-asian="normal" style:font-weight-complex="normal"/>
    </style:style>
    <style:style style:name="P37" style:family="paragraph" style:parent-style-name="Standard" style:list-style-name="L3">
      <style:text-properties fo:font-weight="normal" officeooo:rsid="00235f38" officeooo:paragraph-rsid="0038a7be" style:font-weight-asian="normal" style:font-weight-complex="normal"/>
    </style:style>
    <style:style style:name="P38" style:family="paragraph" style:parent-style-name="Standard" style:list-style-name="L3">
      <style:text-properties fo:font-weight="normal" officeooo:rsid="003151a5" officeooo:paragraph-rsid="003151a5" style:font-weight-asian="normal" style:font-weight-complex="normal"/>
    </style:style>
    <style:style style:name="P39" style:family="paragraph" style:parent-style-name="Standard" style:list-style-name="L3">
      <style:text-properties fo:font-weight="normal" officeooo:rsid="0032fd73" officeooo:paragraph-rsid="0032fd73" style:font-weight-asian="normal" style:font-weight-complex="normal"/>
    </style:style>
    <style:style style:name="P40" style:family="paragraph" style:parent-style-name="Standard" style:list-style-name="L2">
      <style:text-properties officeooo:paragraph-rsid="002b8104"/>
    </style:style>
    <style:style style:name="P41" style:family="paragraph" style:parent-style-name="Standard" style:list-style-name="L2">
      <style:text-properties officeooo:paragraph-rsid="003a76ad"/>
    </style:style>
    <style:style style:name="P42" style:family="paragraph" style:parent-style-name="Standard" style:list-style-name="L1">
      <style:text-properties officeooo:rsid="001ce461" officeooo:paragraph-rsid="001ce461"/>
    </style:style>
    <style:style style:name="P43" style:family="paragraph" style:parent-style-name="Standard" style:list-style-name="L1">
      <style:text-properties fo:color="#790000" fo:font-weight="normal" officeooo:rsid="00389625" officeooo:paragraph-rsid="00389625" style:font-weight-asian="normal" style:font-weight-complex="normal"/>
    </style:style>
    <style:style style:name="P44" style:family="paragraph" style:parent-style-name="Standard" style:list-style-name="L3">
      <style:text-properties fo:color="#790000" fo:font-weight="normal" officeooo:rsid="002175fd" officeooo:paragraph-rsid="002175fd" style:font-weight-asian="normal" style:font-weight-complex="normal"/>
    </style:style>
    <style:style style:name="P45" style:family="paragraph" style:parent-style-name="Standard" style:list-style-name="L3">
      <style:text-properties fo:color="#790000" officeooo:rsid="0021f2a0" officeooo:paragraph-rsid="002201f7"/>
    </style:style>
    <style:style style:name="P46" style:family="paragraph" style:parent-style-name="Standard" style:list-style-name="L3">
      <style:text-properties fo:color="#790000" officeooo:paragraph-rsid="0025357f"/>
    </style:style>
    <style:style style:name="P47" style:family="paragraph" style:parent-style-name="Standard" style:list-style-name="L3"/>
    <style:style style:name="P48" style:family="paragraph" style:parent-style-name="Standard" style:list-style-name="L3">
      <style:text-properties officeooo:paragraph-rsid="0038a7be"/>
    </style:style>
    <style:style style:name="P49" style:family="paragraph" style:parent-style-name="Standard" style:list-style-name="L3">
      <style:text-properties officeooo:paragraph-rsid="0025357f"/>
    </style:style>
    <style:style style:name="P50" style:family="paragraph" style:parent-style-name="Standard" style:list-style-name="L3">
      <style:text-properties officeooo:paragraph-rsid="00313fdd"/>
    </style:style>
    <style:style style:name="P51" style:family="paragraph" style:parent-style-name="Standard" style:list-style-name="L3">
      <style:text-properties officeooo:paragraph-rsid="003151a5"/>
    </style:style>
    <style:style style:name="P52" style:family="paragraph" style:parent-style-name="Standard" style:list-style-name="L3">
      <style:text-properties officeooo:rsid="002175fd" officeooo:paragraph-rsid="002175fd"/>
    </style:style>
    <style:style style:name="P53" style:family="paragraph" style:parent-style-name="Standard" style:list-style-name="L3">
      <style:text-properties officeooo:rsid="002201f7" officeooo:paragraph-rsid="002201f7"/>
    </style:style>
    <style:style style:name="P54" style:family="paragraph" style:parent-style-name="Standard" style:list-style-name="L3">
      <style:text-properties officeooo:rsid="00235f38" officeooo:paragraph-rsid="00235f38"/>
    </style:style>
    <style:style style:name="P55" style:family="paragraph" style:parent-style-name="Standard" style:list-style-name="L3">
      <style:text-properties officeooo:rsid="0025357f" officeooo:paragraph-rsid="0025357f"/>
    </style:style>
    <style:style style:name="P56" style:family="paragraph" style:parent-style-name="Standard" style:list-style-name="L3">
      <style:text-properties officeooo:rsid="0025357f" officeooo:paragraph-rsid="002f2367"/>
    </style:style>
    <style:style style:name="P57" style:family="paragraph" style:parent-style-name="Standard" style:list-style-name="L3">
      <style:text-properties officeooo:rsid="002674e6" officeooo:paragraph-rsid="002f2367"/>
    </style:style>
    <style:style style:name="P58" style:family="paragraph" style:parent-style-name="Standard" style:list-style-name="L3">
      <style:text-properties officeooo:rsid="002674e6" officeooo:paragraph-rsid="002674e6"/>
    </style:style>
    <style:style style:name="P59" style:family="paragraph" style:parent-style-name="Standard" style:list-style-name="L4">
      <style:text-properties officeooo:paragraph-rsid="002f2367"/>
    </style:style>
    <style:style style:name="P60" style:family="paragraph" style:parent-style-name="Standard" style:list-style-name="L5">
      <style:text-properties officeooo:paragraph-rsid="002f2367"/>
    </style:style>
    <style:style style:name="P61" style:family="paragraph" style:parent-style-name="Standard" style:list-style-name="L5">
      <style:text-properties officeooo:rsid="002f2367" officeooo:paragraph-rsid="002f2367"/>
    </style:style>
    <style:style style:name="P62" style:family="paragraph" style:parent-style-name="Standard" style:list-style-name="L3">
      <style:text-properties officeooo:rsid="002f2367" officeooo:paragraph-rsid="002f2367"/>
    </style:style>
    <style:style style:name="P63" style:family="paragraph" style:parent-style-name="Standard" style:list-style-name="L3">
      <style:text-properties officeooo:rsid="00302ac5" officeooo:paragraph-rsid="00302ac5"/>
    </style:style>
    <style:style style:name="P64" style:family="paragraph" style:parent-style-name="Standard" style:list-style-name="L6">
      <style:text-properties officeooo:rsid="00302ac5" officeooo:paragraph-rsid="00302ac5"/>
    </style:style>
    <style:style style:name="P65" style:family="paragraph" style:parent-style-name="Standard" style:list-style-name="L3">
      <style:text-properties officeooo:rsid="00313fdd" officeooo:paragraph-rsid="00313fdd"/>
    </style:style>
    <style:style style:name="P66" style:family="paragraph" style:parent-style-name="Standard" style:list-style-name="L3">
      <style:text-properties officeooo:rsid="003151a5" officeooo:paragraph-rsid="003151a5"/>
    </style:style>
    <style:style style:name="P67" style:family="paragraph" style:parent-style-name="Standard" style:list-style-name="L3">
      <style:text-properties officeooo:rsid="0032fd73" officeooo:paragraph-rsid="0032fd73"/>
    </style:style>
    <style:style style:name="P68" style:family="paragraph" style:parent-style-name="Standard" style:list-style-name="L3">
      <style:paragraph-properties fo:break-before="page"/>
      <style:text-properties officeooo:rsid="00313fdd" officeooo:paragraph-rsid="00313fdd"/>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201f7" style:font-style-asian="italic" style:font-weight-asian="normal" style:font-style-complex="italic" style:font-weight-complex="normal"/>
    </style:style>
    <style:style style:name="T5" style:family="text">
      <style:text-properties fo:font-style="italic" fo:font-weight="normal" officeooo:rsid="00282dac" style:font-style-asian="italic" style:font-weight-asian="normal" style:font-style-complex="italic" style:font-weight-complex="normal"/>
    </style:style>
    <style:style style:name="T6" style:family="text">
      <style:text-properties fo:font-style="italic" fo:font-weight="normal" officeooo:rsid="002f2367"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1c84d1" style:font-weight-asian="bold" style:font-weight-complex="bold"/>
    </style:style>
    <style:style style:name="T9" style:family="text">
      <style:text-properties fo:font-weight="bold" officeooo:rsid="0020459b" style:font-weight-asian="bold" style:font-weight-complex="bold"/>
    </style:style>
    <style:style style:name="T10" style:family="text">
      <style:text-properties fo:font-weight="bold" officeooo:rsid="002674e6" style:font-weight-asian="bold" style:font-weight-complex="bold"/>
    </style:style>
    <style:style style:name="T11" style:family="text">
      <style:text-properties fo:font-weight="bold" officeooo:rsid="002b8104" style:font-weight-asian="bold" style:font-weight-complex="bold"/>
    </style:style>
    <style:style style:name="T12" style:family="text">
      <style:text-properties fo:font-weight="bold" officeooo:rsid="00313fdd" style:font-weight-asian="bold" style:font-weight-complex="bold"/>
    </style:style>
    <style:style style:name="T13" style:family="text">
      <style:text-properties fo:font-weight="bold" officeooo:rsid="003151a5" style:font-weight-asian="bold" style:font-weight-complex="bold"/>
    </style:style>
    <style:style style:name="T14" style:family="text">
      <style:text-properties fo:font-weight="bold" officeooo:rsid="0038a7be" style:font-weight-asian="bold" style:font-weight-complex="bold"/>
    </style:style>
    <style:style style:name="T15" style:family="text">
      <style:text-properties fo:font-weight="bold" officeooo:rsid="003a76ad" style:font-weight-asian="bold" style:font-weight-complex="bold"/>
    </style:style>
    <style:style style:name="T16" style:family="text">
      <style:text-properties fo:font-weight="bold" officeooo:rsid="003bb3d3"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0459b" style:font-weight-asian="normal" style:font-weight-complex="normal"/>
    </style:style>
    <style:style style:name="T19" style:family="text">
      <style:text-properties fo:font-weight="normal" officeooo:rsid="002175fd" style:font-weight-asian="normal" style:font-weight-complex="normal"/>
    </style:style>
    <style:style style:name="T20" style:family="text">
      <style:text-properties fo:font-weight="normal" officeooo:rsid="0021f2a0" style:font-weight-asian="normal" style:font-weight-complex="normal"/>
    </style:style>
    <style:style style:name="T21" style:family="text">
      <style:text-properties fo:font-weight="normal" officeooo:rsid="002201f7" style:font-weight-asian="normal" style:font-weight-complex="normal"/>
    </style:style>
    <style:style style:name="T22" style:family="text">
      <style:text-properties fo:font-weight="normal" officeooo:rsid="00235f38" style:font-weight-asian="normal" style:font-weight-complex="normal"/>
    </style:style>
    <style:style style:name="T23" style:family="text">
      <style:text-properties fo:font-weight="normal" officeooo:rsid="0025357f" style:font-weight-asian="normal" style:font-weight-complex="normal"/>
    </style:style>
    <style:style style:name="T24" style:family="text">
      <style:text-properties fo:font-weight="normal" officeooo:rsid="00282dac" style:font-weight-asian="normal" style:font-weight-complex="normal"/>
    </style:style>
    <style:style style:name="T25" style:family="text">
      <style:text-properties fo:font-weight="normal" officeooo:rsid="0029f27c" style:font-weight-asian="normal" style:font-weight-complex="normal"/>
    </style:style>
    <style:style style:name="T26" style:family="text">
      <style:text-properties fo:font-weight="normal" officeooo:rsid="002b8104" style:font-weight-asian="normal" style:font-weight-complex="normal"/>
    </style:style>
    <style:style style:name="T27" style:family="text">
      <style:text-properties fo:font-weight="normal" officeooo:rsid="002d80b1" style:font-weight-asian="normal" style:font-weight-complex="normal"/>
    </style:style>
    <style:style style:name="T28" style:family="text">
      <style:text-properties fo:font-weight="normal" officeooo:rsid="003151a5" style:font-weight-asian="normal" style:font-weight-complex="normal"/>
    </style:style>
    <style:style style:name="T29" style:family="text">
      <style:text-properties fo:font-weight="normal" officeooo:rsid="00313fdd" style:font-weight-asian="normal" style:font-weight-complex="normal"/>
    </style:style>
    <style:style style:name="T30" style:family="text">
      <style:text-properties fo:font-weight="normal" officeooo:rsid="00389625" style:font-weight-asian="normal" style:font-weight-complex="normal"/>
    </style:style>
    <style:style style:name="T31" style:family="text">
      <style:text-properties fo:color="#c9211e" fo:font-weight="normal" officeooo:rsid="0034e693" style:font-weight-asian="normal" style:font-weight-complex="normal"/>
    </style:style>
    <style:style style:name="T32" style:family="text">
      <style:text-properties fo:color="#c9211e" fo:font-weight="bold" style:font-weight-asian="bold" style:font-weight-complex="bold"/>
    </style:style>
    <style:style style:name="T33" style:family="text">
      <style:text-properties fo:color="#c9211e" fo:font-weight="bold" officeooo:rsid="001c84d1" style:font-weight-asian="bold" style:font-weight-complex="bold"/>
    </style:style>
    <style:style style:name="T34" style:family="text">
      <style:text-properties fo:color="#c9211e" fo:font-weight="bold" officeooo:rsid="00282dac" style:font-weight-asian="bold" style:font-weight-complex="bold"/>
    </style:style>
    <style:style style:name="T35" style:family="text">
      <style:text-properties fo:color="#c9211e" fo:font-weight="bold" officeooo:rsid="002b8104" style:font-weight-asian="bold" style:font-weight-complex="bold"/>
    </style:style>
    <style:style style:name="T36" style:family="text">
      <style:text-properties fo:color="#c9211e" fo:font-weight="bold" officeooo:rsid="00235f38" style:font-weight-asian="bold" style:font-weight-complex="bold"/>
    </style:style>
    <style:style style:name="T37" style:family="text">
      <style:text-properties fo:color="#c9211e" fo:font-weight="bold" officeooo:rsid="0020459b" style:font-weight-asian="bold" style:font-weight-complex="bold"/>
    </style:style>
    <style:style style:name="T38" style:family="text">
      <style:text-properties fo:color="#c9211e" fo:font-weight="bold" officeooo:rsid="0025357f" style:font-weight-asian="bold" style:font-weight-complex="bold"/>
    </style:style>
    <style:style style:name="T39" style:family="text">
      <style:text-properties fo:color="#c9211e" fo:font-weight="bold" officeooo:rsid="002f2367" style:font-weight-asian="bold" style:font-weight-complex="bold"/>
    </style:style>
    <style:style style:name="T40" style:family="text">
      <style:text-properties fo:color="#c9211e" fo:font-weight="bold" officeooo:rsid="00389625" style:font-weight-asian="bold" style:font-weight-complex="bold"/>
    </style:style>
    <style:style style:name="T41" style:family="text">
      <style:text-properties fo:color="#c9211e" officeooo:rsid="0034e693"/>
    </style:style>
    <style:style style:name="T42" style:family="text">
      <style:text-properties officeooo:rsid="0020459b"/>
    </style:style>
    <style:style style:name="T43" style:family="text">
      <style:text-properties fo:font-style="normal" fo:font-weight="normal" officeooo:rsid="002201f7" style:font-style-asian="normal" style:font-weight-asian="normal" style:font-style-complex="normal" style:font-weight-complex="normal"/>
    </style:style>
    <style:style style:name="T44" style:family="text">
      <style:text-properties fo:font-style="normal" fo:font-weight="normal" officeooo:rsid="0038a7be" style:font-style-asian="normal" style:font-weight-asian="normal" style:font-style-complex="normal" style:font-weight-complex="normal"/>
    </style:style>
    <style:style style:name="T45" style:family="text">
      <style:text-properties officeooo:rsid="0025357f"/>
    </style:style>
    <style:style style:name="T46" style:family="text">
      <style:text-properties officeooo:rsid="002674e6"/>
    </style:style>
    <style:style style:name="T47" style:family="text">
      <style:text-properties officeooo:rsid="002b8104"/>
    </style:style>
    <style:style style:name="T48" style:family="text">
      <style:text-properties officeooo:rsid="002f2367"/>
    </style:style>
    <style:style style:name="T49" style:family="text">
      <style:text-properties officeooo:rsid="00302ac5"/>
    </style:style>
    <style:style style:name="T50" style:family="text">
      <style:text-properties officeooo:rsid="00389625"/>
    </style:style>
    <style:style style:name="T51" style:family="text">
      <style:text-properties officeooo:rsid="0038a7be"/>
    </style:style>
    <style:style style:name="T52" style:family="text">
      <style:text-properties fo:color="#790000"/>
    </style:style>
    <style:style style:name="T53" style:family="text">
      <style:text-properties fo:color="#790000" fo:font-weight="normal" officeooo:rsid="002175fd" style:font-weight-asian="normal" style:font-weight-complex="normal"/>
    </style:style>
    <style:style style:name="T54" style:family="text">
      <style:text-properties fo:color="#790000" fo:font-weight="normal" officeooo:rsid="0038a7be" style:font-weight-asian="normal" style:font-weight-complex="normal"/>
    </style:style>
    <style:style style:name="T55" style:family="text">
      <style:text-properties fo:color="#790000" fo:font-weight="normal" officeooo:rsid="0021f2a0" style:font-weight-asian="normal" style:font-weight-complex="normal"/>
    </style:style>
    <style:style style:name="T56" style:family="text">
      <style:text-properties fo:color="#790000" officeooo:rsid="0038a7be"/>
    </style:style>
    <style:style style:name="T57" style:family="text">
      <style:text-properties fo:color="#790000" fo:font-style="normal" fo:font-weight="normal" officeooo:rsid="002201f7" style:font-style-asian="normal" style:font-weight-asian="normal" style:font-style-complex="normal" style:font-weight-complex="normal"/>
    </style:style>
    <style:style style:name="T58" style:family="text">
      <style:text-properties fo:color="#790000" officeooo:rsid="002175fd"/>
    </style:style>
    <style:style style:name="T59" style:family="text">
      <style:text-properties fo:color="#790000" fo:font-weight="bold" style:font-weight-asian="bold" style:font-weight-complex="bold"/>
    </style:style>
    <style:style style:name="T60" style:family="text">
      <style:text-properties fo:color="#790000" fo:font-weight="bold" officeooo:rsid="002f2367" style:font-weight-asian="bold" style:font-weight-complex="bold"/>
    </style:style>
    <style:style style:name="T61" style:family="text">
      <style:text-properties fo:color="#790000" fo:font-weight="bold" officeooo:rsid="003bb3d3" style:font-weight-asian="bold" style:font-weight-complex="bold"/>
    </style:style>
    <style:style style:name="T62" style:family="text">
      <style:text-properties fo:color="#790000" fo:font-weight="bold" officeooo:rsid="00302ac5" style:font-weight-asian="bold" style:font-weight-complex="bold"/>
    </style:style>
    <style:style style:name="T63" style:family="text">
      <style:text-properties fo:color="#790000" officeooo:rsid="002f2367"/>
    </style:style>
    <style:style style:name="T64" style:family="text">
      <style:text-properties fo:color="#790000" officeooo:rsid="003a76ad"/>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ITIALIZATION</text:p>
      <text:p text:style-name="Standard"><text:span text:style-name="T7">init</text:span><text:span text:style-name="T8">()</text:span>: <text:span text:style-name="T1">appController public function</text:span></text:p>
      <text:list xml:id="list1882157868" text:style-name="L1">
        <text:list-item>
          <text:p text:style-name="P13">Remove the active class from the CCP.</text:p>
        </text:list-item>
        <text:list-item>
          <text:p text:style-name="P14"><text:span text:style-name="T8">setupEventListeners()</text:span><text:span text:style-name="T1"> appController public function. </text:span><text:span text:style-name="T33">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7">handleDragover(evt)</text:p>
            </text:list-item>
            <text:list-item>
              <text:p text:style-name="P18">addEventHandler <text:span text:style-name="T17">appController private function</text:span></text:p>
              <text:list>
                <text:list-item>
                  <text:p text:style-name="P24">tbClickables</text:p>
                </text:list-item>
                <text:list-item>
                  <text:p text:style-name="P24">tbKeypresses</text:p>
                </text:list-item>
                <text:list-item>
                  <text:p text:style-name="P24">ccpKeypresses</text:p>
                </text:list-item>
                <text:list-item>
                  <text:p text:style-name="P24">dvClickables</text:p>
                </text:list-item>
              </text:list>
            </text:list-item>
            <text:list-item>
              <text:p text:style-name="P15"><text:span text:style-name="T5">IF</text:span><text:span text:style-name="T24"> an image already exists in the DOM, then it is defined in the HTML source and we are in dev mode, </text:span><text:span text:style-name="T25">so do whatever’s necessary to run </text:span><text:span text:style-name="T24">. </text:span><text:span text:style-name="T34">NOTE</text:span><text:span text:style-name="T24">: The true flag does something but I can’t remember what.</text:span></text:p>
              <text:list>
                <text:list-item>
                  <text:list>
                    <text:list-item>
                      <text:p text:style-name="P25"><text:span text:style-name="T7">initDev(true)</text:span>;</text:p>
                      <text:list>
                        <text:list-item>
                          <text:p text:style-name="P25">getAppdata(); <text:span text:style-name="T32">NOTE</text:span>: I don’t know why this is here, it isn’t used apparently.</text:p>
                        </text:list-item>
                        <text:list-item>
                          <text:p text:style-name="P25">Show the toolbuttons.</text:p>
                        </text:list-item>
                        <text:list-item>
                          <text:p text:style-name="P25">Show the current image.</text:p>
                        </text:list-item>
                        <text:list-item>
                          <text:p text:style-name="P25">Split the filename from the src path and write it to dimViewers.filename.</text:p>
                        </text:list-item>
                        <text:list-item>
                          <text:p text:style-name="P25">Set imgW and imgH to curImg.naturalWidth and curImg.naturalHeight. <text:span text:style-name="T32">NOTE</text:span>: These aren’t used...delete?</text:p>
                        </text:list-item>
                        <text:list-item>
                          <text:p text:style-name="P26">calcImgViewerSize(); to open an image and run the app.</text:p>
                        </text:list-item>
                        <text:list-item>
                          <text:p text:style-name="P26">Add active class to CCP.</text:p>
                        </text:list-item>
                        <text:list-item>
                          <text:p text:style-name="P26">initCCP() <text:span text:style-name="T47">although I think this is only necessary to auto-open the CCP at this point for dev.</text:span></text:p>
                        </text:list-item>
                      </text:list>
                    </text:list-item>
                  </text:list>
                </text:list-item>
              </text:list>
            </text:list-item>
            <text:list-item>
              <text:p text:style-name="P15"><text:span text:style-name="T5">ELSE</text:span><text:span text:style-name="T24"> </text:span><text:span text:style-name="T25">no image exists so we need to initialize the UI with no image and a drop area to prompt for user input.</text:span></text:p>
              <text:list>
                <text:list-item>
                  <text:list>
                    <text:list-item>
                      <text:p text:style-name="P19">UICtrl.initUI();</text:p>
                      <text:list>
                        <text:list-item>
                          <text:p text:style-name="P26">Show the dropArea.</text:p>
                        </text:list-item>
                        <text:list-item>
                          <text:p text:style-name="P26">Hide the toolbuttons</text:p>
                        </text:list-item>
                        <text:list-item>
                          <text:p text:style-name="P26">Hide the clipboard button.</text:p>
                        </text:list-item>
                        <text:list-item>
                          <text:p text:style-name="P26">Loop through all the dimViewers except filename and clipboard button and display ‘no image’ in them. </text:p>
                        </text:list-item>
                      </text:list>
                    </text:list-item>
                  </text:list>
                </text:list-item>
              </text:list>
            </text:list-item>
          </text:list>
        </text:list-item>
      </text:list>
      <text:p text:style-name="P1"/>
      <text:p text:style-name="P11"/>
      <text:p text:style-name="P1"><text:tab/></text:p>
      <text:p text:style-name="P12">USER INPUT - LOAD IMAGE</text:p>
      <text:list xml:id="list4184170530" text:style-name="L2">
        <text:list-item>
          <text:p text:style-name="P40"><text:span text:style-name="T11">handleFileSelect(evt)</text:span><text:span text:style-name="T26"> <text:s/>appController private function: Loads the image and boots the UI.</text:span></text:p>
          <text:list>
            <text:list-item>
              <text:p text:style-name="P41"><text:span text:style-name="T26">remove #cur-img-container<text:tab/>Remove the current image if one exists so the user can drop another one over it. </text:span><text:span text:style-name="T35">NOTE</text:span><text:span text:style-name="T26">: <text:s/>#cur-img-container </text:span><text:span text:style-name="T30">is the wrapper for cur-img in the HTML. It is removed by hFS and then created again later in the routine by initImgToDOM. I can’t remember why it was done that way but there was a reason, no change necessary.</text:span></text:p>
            </text:list-item>
            <text:list-item>
              <text:p text:style-name="P27">load the FileReader object</text:p>
            </text:list-item>
            <text:list-item>
              <text:p text:style-name="P28">create new Image object, curImg</text:p>
            </text:list-item>
            <text:list-item>
              <text:p text:style-name="P28">Get the filename and write it to dimViewers.filename</text:p>
            </text:list-item>
            <text:list-item>
              <text:p text:style-name="P28">Hide the dropArea</text:p>
            </text:list-item>
            <text:list-item>
              <text:p text:style-name="P20">initImgToDOM(curImg, callback) <text:span text:style-name="T17"><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22">initDimViewers()</text:p>
            </text:list-item>
            <text:list-item>
              <text:p text:style-name="P21"><text:span text:style-name="T17">setTimeOut </text:span><text:span text:style-name="T30">500ms. </text:span></text:p>
            </text:list-item>
            <text:list-item>
              <text:p text:style-name="P28">Hide the dropArea</text:p>
            </text:list-item>
            <text:list-item>
              <text:p text:style-name="P28">Show the toolbuttons.</text:p>
            </text:list-item>
            <text:list-item>
              <text:p text:style-name="P28">Show the curImg.</text:p>
            </text:list-item>
            <text:list-item>
              <text:p text:style-name="P29">Initialize viewerW to its initial CSS-defined width. <text:span text:style-name="T40">NOTE</text:span><text:span text:style-name="T50">: This is one place where viewerW is created. I think there are others, that needs to be revisited.</text:span></text:p>
            </text:list-item>
            <text:list-item>
              <text:p text:style-name="P23"><text:span text:style-name="T17">calcImgViewerSize(false); to adjust the container sizes to the new image and proceed. This is where devMode </text:span><text:span text:style-name="T27">and handeUserAction</text:span><text:span text:style-name="T17"> pick up the flow.</text:span></text:p>
            </text:list-item>
          </text:list>
        </text:list-item>
      </text:list>
      <text:p text:style-name="P1"/>
      <text:p text:style-name="P1"/>
      <text:p text:style-name="P1"/>
      <text:p text:style-name="P1"/>
      <text:p text:style-name="P1"/>
      <text:p text:style-name="P12">USER INPUT - MODIFY VIEWER WIDTH AND IMAGE DIMENSIONS</text:p>
      <text:p text:style-name="P1"/>
      <text:list xml:id="list70834957059028" text:continue-list="list1882157868" text:style-name="L1">
        <text:list-item>
          <text:p text:style-name="P18">handleUserAction <text:tab/><text:span text:style-name="T19">appController private function: This handles all user input so far whereby program flow is handled by switch/case statements. </text:span><text:span text:style-name="T41">NOTE</text:span><text:span text:style-name="T31">:</text:span><text:span text:style-name="T19"> Bad structure. </text:span></text:p>
          <text:list>
            <text:list-item>
              <text:p text:style-name="P24">appMessDisplay - <text:s/>this might be better as a separate function.</text:p>
            </text:list-item>
            <text:list-item>
              <text:p text:style-name="P24"><text:span text:style-name="T3">IF</text:span> event = click:</text:p>
              <text:list>
                <text:list-item>
                  <text:p text:style-name="P24">Case: First two chars of ID are tb: - Convert the last two characters of id to values, then <text:span text:style-name="T7">handleToolbarInput. </text:span><text:span text:style-name="T59">ISSUE 1: </text:span><text:span text:style-name="T64">This is w</text:span><text:span text:style-name="T52">rong, id’s were renamed so it has to be the first six characters and ‘tb-but’.</text:span></text:p>
                </text:list-item>
                <text:list-item>
                  <text:p text:style-name="P24">Case: First Two chars of ID are dv: no action associated but it should pertain to the dimViewers.</text:p>
                </text:list-item>
              </text:list>
            </text:list-item>
            <text:list-item>
              <text:p text:style-name="P42"><text:span text:style-name="T6">IF</text:span><text:span text:style-name="T17"> event = keypress:</text:span></text:p>
              <text:list>
                <text:list-item>
                  <text:p text:style-name="P30">If keypress = 13</text:p>
                  <text:list>
                    <text:list-item>
                      <text:p text:style-name="P30">If: validateInteger appController private function</text:p>
                      <text:list>
                        <text:list-item>
                          <text:p text:style-name="P30">initError(id, errorCode, true)</text:p>
                        </text:list-item>
                      </text:list>
                    </text:list-item>
                    <text:list-item>
                      <text:p text:style-name="P31"><text:soft-page-break/>else if: ID includes width or height</text:p>
                      <text:list>
                        <text:list-item>
                          <text:p text:style-name="P31">checkKeyboardInput</text:p>
                        </text:list-item>
                        <text:list-item>
                          <text:p text:style-name="P31">handleToolbarInput</text:p>
                          <text:p text:style-name="P31"/>
                        </text:list-item>
                      </text:list>
                    </text:list-item>
                    <text:list-item>
                      <text:p text:style-name="P31">else: Undefined keypress action.</text:p>
                    </text:list-item>
                  </text:list>
                </text:list-item>
              </text:list>
            </text:list-item>
            <text:list-item>
              <text:p text:style-name="P31"><text:span text:style-name="T3">IF</text:span> event = focus:</text:p>
              <text:list>
                <text:list-item>
                  <text:p text:style-name="P31">set the input’s value to empty</text:p>
                </text:list-item>
              </text:list>
            </text:list-item>
            <text:list-item>
              <text:p text:style-name="P32"><text:span text:style-name="T3">IF</text:span> event = blur:</text:p>
              <text:list>
                <text:list-item>
                  <text:p text:style-name="P32">IIFE that returns el.value:</text:p>
                  <text:list>
                    <text:list-item>
                      <text:p text:style-name="P32"><text:span text:style-name="T3">IF</text:span> ID includes imgwidth or imageheight</text:p>
                      <text:list>
                        <text:list-item>
                          <text:p text:style-name="P32">return empty. This removes any value from the input field so the placeholder is displayed. By this time, the value has already been passed to checkKeyboardInput with the ENTER keypress</text:p>
                        </text:list-item>
                      </text:list>
                    </text:list-item>
                    <text:list-item>
                      <text:p text:style-name="P32"><text:span text:style-name="T3">IF</text:span> ID includes viewerwidth or phones</text:p>
                      <text:list>
                        <text:list-item>
                          <text:p text:style-name="P32">return the value of the Appdata property corresponding to the ID. <text:span text:style-name="T32">IMPORTANT</text:span>: This doesn’t work, though, because by default the value for the phones inputs is in the DOM already when getAppdata is called, so the updated value is always the current Appdata value. In contrast, the Appdata value for viewerwidth is taken from the DOM element imgViewer, not from the value of the viewerwidth input field. I don’t have a solution for this yet, if there is one.</text:p>
                        </text:list-item>
                      </text:list>
                    </text:list-item>
                  </text:list>
                </text:list-item>
              </text:list>
            </text:list-item>
            <text:list-item>
              <text:p text:style-name="P16"><text:span text:style-name="T6">IF</text:span><text:span text:style-name="T18"> event = drop</text:span></text:p>
              <text:list>
                <text:list-item>
                  <text:p text:style-name="P32">No actions yet defined</text:p>
                </text:list-item>
              </text:list>
            </text:list-item>
            <text:list-item>
              <text:p text:style-name="P16"><text:span text:style-name="T6">IF</text:span><text:span text:style-name="T18"> event = dragover</text:span></text:p>
              <text:list>
                <text:list-item>
                  <text:p text:style-name="P32">No actions yet defined.</text:p>
                </text:list-item>
              </text:list>
            </text:list-item>
          </text:list>
        </text:list-item>
        <text:list-item>
          <text:p text:style-name="P43"><text:span text:style-name="T15">ISSUE 02: </text:span><text:span text:style-name="T7">handleUserAction</text:span> rewrite. Split this up into separate functions, the current config is too complicated and non standard. Handle dragOver and handleDrop haven’t even been implemented yet, that needs to be carried over from earlier versions.</text:p>
          <text:list>
            <text:list-item>
              <text:p text:style-name="P43">handleFocus</text:p>
            </text:list-item>
            <text:list-item>
              <text:p text:style-name="P43">handleBlur</text:p>
              <text:list>
                <text:list-item>
                  <text:p text:style-name="P43">Default functionality for everything but imgW and imgH</text:p>
                </text:list-item>
              </text:list>
            </text:list-item>
            <text:list-item>
              <text:p text:style-name="P43">handleKeyInput</text:p>
              <text:list>
                <text:list-item>
                  <text:p text:style-name="P43">ESC document.blur</text:p>
                </text:list-item>
                <text:list-item>
                  <text:p text:style-name="P43">RETURN and TAB need to do what RETURN now does. </text:p>
                </text:list-item>
              </text:list>
            </text:list-item>
            <text:list-item>
              <text:p text:style-name="P43">handleDrop</text:p>
            </text:list-item>
            <text:list-item>
              <text:p text:style-name="P43">handleDragover</text:p>
            </text:list-item>
          </text:list>
        </text:list-item>
      </text:list>
      <text:p text:style-name="P2"><text:tab/></text:p>
      <text:list xml:id="list1300239256" text:style-name="L3">
        <text:list-item>
          <text:p text:style-name="P52"><text:span text:style-name="T7">checkKeyboardInput</text:span><text:span text:style-name="T17"> </text:span><text:span text:style-name="T18">appController </text:span><text:span text:style-name="T17">private</text:span><text:span text:style-name="T18"> function. <text:s/></text:span><text:span text:style-name="T17">All this does is trap input-specific errors before the values are passed to handleToolbarInput for calculation and Appdata updating. </text:span><text:span text:style-name="T32">NOTE</text:span><text:span text:style-name="T17">: Again, this converts the id value to Appdata property before the switch/case statement. I don’t know why this is necessary. It means that getAppData is called at the top of the function, when it would suffice to just pass the target ID, I think. </text:span><text:span text:style-name="T36">IMPORTANT</text:span><text:span text:style-name="T22">: This should at least return a boolean confirming that the input is error free, or it should pass values directly rather than returning them to handleUserAction. This whole thing is way too complicated. </text:span><text:span text:style-name="T61">ISSUE 03: <text:tab/>prop to target rewrite</text:span></text:p>
          <text:list>
            <text:list-item>
              <text:p text:style-name="P33">getAppdata();</text:p>
            </text:list-item>
            <text:list-item>
              <text:p text:style-name="P44">prop = elementIDToAppdataProp(id) - <text:span text:style-name="T51">replace this with target</text:span></text:p>
            </text:list-item>
            <text:list-item>
              <text:p text:style-name="P34">Case: <text:s/><text:span text:style-name="T52">prop = ‘viewerW’ - - </text:span><text:span text:style-name="T56">replace this with target</text:span></text:p>
              <text:list>
                <text:list-item>
                  <text:p text:style-name="P52"><text:soft-page-break/><text:span text:style-name="T6">IF</text:span><text:span text:style-name="T17"> the new viewerW &lt; imgW, then do nothing. NOTE: This is because I haven’t yet decided whether in this case the image should shrink to the new viewerW size or whether the action should throw an error.</text:span></text:p>
                </text:list-item>
                <text:list-item>
                  <text:p text:style-name="P48"><text:span text:style-name="T6">IF</text:span><text:span text:style-name="T21"> <text:s/>viewerW </text:span><text:span text:style-name="T20">val</text:span><text:span text:style-name="T21">ue</text:span><text:span text:style-name="T20"> &gt; maxViewerWidth </text:span><text:span text:style-name="T53">- </text:span><text:span text:style-name="T54">replace this with target</text:span></text:p>
                  <text:list>
                    <text:list-item>
                      <text:p text:style-name="P35">pass the ID code to appController.initError.</text:p>
                    </text:list-item>
                  </text:list>
                </text:list-item>
                <text:list-item>
                  <text:p text:style-name="P45"><text:span text:style-name="T21">else no error - updateAppdata with val, Appdata.imgW and Appdata.imgH. THe latter two remain unchanged </text:span><text:span text:style-name="T16">ISSUE 07</text:span><text:span text:style-name="T21">: this is crappy. updateAppdata parameters should be </text:span><text:span text:style-name="T4">parameters...</text:span><text:span text:style-name="T43"> and the individual parameters should be key/value pairs. </text:span><text:span text:style-name="T44">Fix this.</text:span></text:p>
                </text:list-item>
              </text:list>
            </text:list-item>
            <text:list-item>
              <text:p text:style-name="P48"><text:span text:style-name="T43">Case: </text:span><text:span text:style-name="T57">prop = imgW</text:span><text:span text:style-name="T55"> </text:span><text:span text:style-name="T53">- </text:span><text:span text:style-name="T54">replace this with target</text:span></text:p>
              <text:list>
                <text:list-item>
                  <text:p text:style-name="P53"><text:span text:style-name="T6">IF</text:span><text:span text:style-name="T17"> the imgW value &gt; Appdata.viewerW </text:span></text:p>
                  <text:list>
                    <text:list-item>
                      <text:p text:style-name="P36">pass error ID to appController.initError.</text:p>
                    </text:list-item>
                  </text:list>
                </text:list-item>
              </text:list>
            </text:list-item>
            <text:list-item>
              <text:p text:style-name="P37">Case: <text:span text:style-name="T52">prop = sPhoneW - </text:span><text:span text:style-name="T58">- </text:span><text:span text:style-name="T56">replace this with target</text:span></text:p>
              <text:list>
                <text:list-item>
                  <text:p text:style-name="P54"><text:span text:style-name="T17">no </text:span><text:span text:style-name="T23">error checking </text:span><text:span text:style-name="T17">action yet defined. </text:span></text:p>
                </text:list-item>
              </text:list>
            </text:list-item>
          </text:list>
        </text:list-item>
      </text:list>
      <text:p text:style-name="P2"/>
      <text:list xml:id="list70834899237076" text:continue-numbering="true" text:style-name="L3">
        <text:list-item>
          <text:p text:style-name="P49"><text:span text:style-name="T9">handleToolbarInput</text:span><text:span text:style-name="T42"> appController public function: This accepts the error-free input values from checkKeyboardInput and calculates values for all the Appdata properties, then updates Appdata with the properties. The input value can be an increment from a toolbar button or a value from an input field. </text:span><text:span text:style-name="T37">NOTE</text:span><text:span text:style-name="T42">: The existing Appdata values should be written to new variables upfront. It’s confusing to use them in the calculations and then write them out again, not to mention possible issues with overwriting existing object references. </text:span></text:p>
          <text:p text:style-name="P46"><text:span text:style-name="T14">IMPORTANT</text:span><text:span text:style-name="T51">: It was better when the functions were separated out by event, not by region. That needs to be fixed, probably in context of rewriting handleUserAction.</text:span></text:p>
          <text:p text:style-name="P49"><text:span text:style-name="T38">IMPORTANT</text:span><text:span text:style-name="T45">: It should ONLY write the mutable Appdata properties, that is, viewerW, imgH and imgW. The rest should be written directly to the input fields for storage. </text:span></text:p>
          <text:list>
            <text:list-item>
              <text:p text:style-name="P55">getAppdata();</text:p>
            </text:list-item>
            <text:list-item>
              <text:p text:style-name="P55"><text:span text:style-name="T3">IF</text:span> ID includes tb-but, then calculate the new Appdata value based on the existing Appdata value.</text:p>
            </text:list-item>
            <text:list-item>
              <text:p text:style-name="P56"><text:span text:style-name="T3">IF</text:span> ID includes imgwidth, then calculate imgheight based on aspect.</text:p>
            </text:list-item>
            <text:list-item>
              <text:p text:style-name="P56"><text:span text:style-name="T3">IF</text:span> ID includes imgheight, then calculate imgwidth based on aspect.</text:p>
            </text:list-item>
            <text:list-item>
              <text:p text:style-name="P56"><text:span text:style-name="T3">IF</text:span> ID includes viewerwidth, then set Appdata.viewerW to the value.</text:p>
            </text:list-item>
            <text:list-item>
              <text:p text:style-name="P57"><text:span text:style-name="T3">IF</text:span> ID includes sphones or lphones, then write these values to the respective input fields. <text:span text:style-name="T32">NOTE</text:span>: THis is related to the earlier issue with these input fields in handleUserAction.</text:p>
            </text:list-item>
            <text:list-item>
              <text:p text:style-name="P58">updateAppdata with viewerW, imgW and imgH</text:p>
            </text:list-item>
            <text:list-item>
              <text:p text:style-name="P58">calcImgViewerSize(false). <text:span text:style-name="T59">NOTE</text:span><text:span text:style-name="T52">: rename calcImgViewerSize to calcViewerSize.</text:span> <text:span text:style-name="T32">NOTE</text:span>: I think Appdata could be passed to calcViewerSize as parameter here rather than read in from getAppdata.</text:p>
            </text:list-item>
          </text:list>
        </text:list-item>
      </text:list>
      <text:p text:style-name="P5"><text:tab/></text:p>
      <text:list xml:id="list2903747289" text:style-name="L4">
        <text:list-item>
          <text:p text:style-name="P59"><text:span text:style-name="T10">calcImgViewerSize</text:span><text:span text:style-name="T46"> appController private function: This is a complex function with a couple objectives. </text:span></text:p>
        </text:list-item>
      </text:list>
      <text:list xml:id="list2014401992" text:style-name="L5">
        <text:list-item>
          <text:p text:style-name="P60"><text:span text:style-name="T48">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60">NOTE</text:span><text:span text:style-name="T63">: This should be pulled out into a separate function, isNewImg(actualW, actualH)</text:span></text:p>
        </text:list-item>
        <text:list-item>
          <text:p text:style-name="P61"><text:soft-page-break/>Determine which of four cases the current actual viewer width falls into, and resize the containers based on them. <text:span text:style-name="T32">NOTE</text:span>: I’m not sure whether any of these cases are dupes of the error checking in checkKeyboardInput. </text:p>
        </text:list-item>
      </text:list>
      <text:p text:style-name="P6"><text:tab/><text:span text:style-name="T49">So:</text:span></text:p>
      <text:list xml:id="list70836360858976" text:continue-list="list70834899237076" text:style-name="L3">
        <text:list-item>
          <text:list>
            <text:list-item>
              <text:p text:style-name="P56">getAppdata(); <text:span text:style-name="T39">NOTE</text:span><text:span text:style-name="T48">: Could be passed in. </text:span></text:p>
            </text:list-item>
            <text:list-item>
              <text:p text:style-name="P62">get imgViewer’s computed width and height</text:p>
            </text:list-item>
            <text:list-item>
              <text:p text:style-name="P62">Set the input field toolbuttons.viewerW to the computed viewerW. <text:span text:style-name="T32">NOTE</text:span>: This is where the hard value in that input comes from.</text:p>
            </text:list-item>
            <text:list-item>
              <text:p text:style-name="P62"><text:span text:style-name="T2">IF</text:span> there’s no Appdata.imgW or Appdata.imgH, then <text:span text:style-name="T49">set the actualW and actualH to Appdata.imgNW and Appdata.imgNH. </text:span><text:span text:style-name="T62">ISSUE 08</text:span><text:span text:style-name="T49">: these variables should be called actualImgW and actualImgW for clarity.</text:span></text:p>
            </text:list-item>
            <text:list-item>
              <text:p text:style-name="P63"><text:span text:style-name="T2">ELSE</text:span> then there’s already an imgW and imgH and the image isn’t being initialized from FileReader or initDev, so set actualW and actualW to Appdata.imgW and Appdata.imgH.</text:p>
            </text:list-item>
          </text:list>
        </text:list-item>
      </text:list>
      <text:p text:style-name="P8"/>
      <text:p text:style-name="P12">GENERAL NOTES:</text:p>
      <text:p text:style-name="P9"/>
      <text:list xml:id="list384307627" text:style-name="L6">
        <text:list-item>
          <text:p text:style-name="P64">Appdata should be passed unless it has been updated, I think. Keep this in mind...it is tedious to keep rebuilding it from the DOM at every call.</text:p>
        </text:list-item>
      </text:list>
      <text:p text:style-name="P10">Review non-DRYwriting of imgViewer and the setting of the input field viewerW value.</text:p>
      <text:p text:style-name="P8"/>
      <text:list xml:id="list70836207672098" text:continue-list="list70836360858976" text:style-name="L3">
        <text:list-item>
          <text:list>
            <text:list-item>
              <text:p text:style-name="P68">Switch/Case:<text:tab/></text:p>
              <text:list>
                <text:list-item>
                  <text:p text:style-name="P47">Case 1: <text:s/>(actualW &lt;= viewerW) &amp;&amp; (Appdata.imgNH &lt; viewerH) - <text:span text:style-name="T49">The image falls within the default viewer dimensions, so just write it without modification.</text:span></text:p>
                </text:list-item>
                <text:list-item>
                  <text:p text:style-name="P63">Case 2: (actualW &gt; viewerW) &amp;&amp; (actualH &lt; viewerH) <text:s/>- The image is wider than the current viewer width but shorter than current viewer height, so resize the image based on the viewer width</text:p>
                </text:list-item>
                <text:list-item>
                  <text:p text:style-name="P63">Case 3: (actualW &lt;= viewerW) &amp;&amp; (actualH &gt; viewerH) - The image is not as wide as the current viewer width, but is taller than the viewer height. Keep the image width but resize the viewer in order to display the full image height</text:p>
                </text:list-item>
                <text:list-item>
                  <text:p text:style-name="P65">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65">resizeContainers(viewerW, Appdata.imgW, Appdata.imgW)</text:p>
            </text:list-item>
          </text:list>
        </text:list-item>
      </text:list>
      <text:p text:style-name="P7"/>
      <text:list xml:id="list70836599452455" text:continue-numbering="true" text:style-name="L3">
        <text:list-item>
          <text:p text:style-name="P50"><text:span text:style-name="T12">resizeContainers(viewerH, imgW, imgH)</text:span><text:span text:style-name="T29"> </text:span><text:span text:style-name="T28">appController private function: Simple function to write the curImg, imgViewer, imgViewport and appContainer. Then:</text:span></text:p>
          <text:list>
            <text:list-item>
              <text:p text:style-name="P38">UICtrl.writeDimViewers();</text:p>
            </text:list-item>
          </text:list>
        </text:list-item>
      </text:list>
      <text:p text:style-name="P3"/>
      <text:list xml:id="list70835245393327" text:continue-numbering="true" text:style-name="L3">
        <text:list-item>
          <text:p text:style-name="P66"><text:span text:style-name="T7">writeDimViewers() </text:span><text:span text:style-name="T17">UIController public function. This just uses the Appdata values to write dimViewers directly to the DOM. </text:span><text:span text:style-name="T32">NOTE</text:span><text:span text:style-name="T17">: This uses Appdata.sPhonesW and Appdata.lPhonesW. I’m still not sure we can’t get them directly from the input elements or whether that would make it too complicated.</text:span></text:p>
          <text:list>
            <text:list-item>
              <text:p text:style-name="P39">getAppdata();</text:p>
            </text:list-item>
            <text:list-item>
              <text:p text:style-name="P38">evalDimAlerts();</text:p>
            </text:list-item>
          </text:list>
        </text:list-item>
      </text:list>
      <text:p text:style-name="P3"/>
      <text:list xml:id="list70836171313632" text:continue-numbering="true" text:style-name="L3">
        <text:list-item>
          <text:p text:style-name="P51"><text:span text:style-name="T13">evalDimAlerts();</text:span><text:span text:style-name="T28"> UIController private function. Calculates whether alerts are in order based on the current dimViewer values and HTML EMail best practices. </text:span></text:p>
          <text:list>
            <text:list-item>
              <text:p text:style-name="P67"><text:span text:style-name="T28">g</text:span><text:span text:style-name="T17">etAppdata();</text:span></text:p>
            </text:list-item>
            <text:list-item>
              <text:p text:style-name="P38">writeDimAlerts(dimViewers, false) - Reset all the dim viewer alerts by passing in the entire dimViewer array</text:p>
            </text:list-item>
            <text:list-item>
              <text:p text:style-name="P38"><text:s/>writeDimAlerts(curDimViewer, true) - Then set the individual dim viewer alerts for the current image.</text:p>
            </text:list-item>
            <text:list-item>
              <text:p text:style-name="P38"/>
            </text:list-item>
          </text:list>
        </text:list-item>
      </text:list>
      <text:p text:style-name="P3"/>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3.2$Linux_X86_64 LibreOffice_project/20$Build-2</meta:generator>
    <dc:date>2019-06-12T05:12:10.369877414</dc:date>
    <meta:editing-duration>P1DT1H8M15S</meta:editing-duration>
    <meta:editing-cycles>16</meta:editing-cycles>
    <meta:print-date>2019-06-10T19:37:21.075414466</meta:print-date>
    <meta:document-statistic meta:table-count="0" meta:image-count="0" meta:object-count="0" meta:page-count="6" meta:paragraph-count="133" meta:word-count="1890" meta:character-count="11312" meta:non-whitespace-character-count="9640"/>
  </office:meta>
</office:document-meta>
</file>